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CE0000011879FF45E3.png" manifest:media-type="image/png"/>
  <manifest:file-entry manifest:full-path="Pictures/10000001000000A50000009F2097785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t" svg:stroke-width="0.152cm" draw:marker-start-width="0.427cm" draw:marker-end-width="0.427cm" svg:stroke-linecap="butt" draw:fill="solid" draw:fill-color="#ffffff" draw:textarea-horizontal-align="justify" draw:textarea-vertical-align="top" draw:auto-grow-height="false" fo:min-height="0.812cm" fo:min-width="6.602cm" fo:padding-top="0.2cm" fo:padding-bottom="0.2cm" fo:padding-left="0.325cm" fo:padding-right="0.325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ot" svg:stroke-width="0.152cm" draw:marker-start-width="0.427cm" draw:marker-end-width="0.427cm" svg:stroke-linecap="butt" draw:fill="solid" draw:fill-color="#ffffff" draw:textarea-horizontal-align="justify" draw:textarea-vertical-align="top" draw:auto-grow-height="false" fo:min-height="6.94cm" fo:min-width="3.657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2cm" svg:stroke-color="#158466" draw:marker-start-width="0.356cm" draw:marker-end-width="0.356cm" draw:fill="none" loext:fill-use-slide-background="false" draw:textarea-horizontal-align="justify" draw:textarea-vertical-align="middle" draw:auto-grow-height="false" fo:min-height="10.692cm" fo:min-width="23.935cm" fo:padding-top="0.176cm" fo:padding-bottom="0.176cm" fo:padding-left="0.301cm" fo:padding-right="0.301cm" loext:decorative="false"/>
    </style:style>
    <style:style style:name="gr4" style:family="graphic" style:parent-style-name="standard">
      <style:graphic-properties draw:fill="solid" draw:fill-color="#ffd428" draw:textarea-horizontal-align="justify" draw:textarea-vertical-align="middle" draw:auto-grow-height="false" fo:min-height="0.487cm" fo:min-width="3.302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="solid" draw:fill-color="#ffd428" draw:textarea-horizontal-align="justify" draw:textarea-vertical-align="middle" draw:auto-grow-height="false" fo:min-height="0.487cm" fo:min-width="0.21cm" style:writing-mode="lr-tb" loext:decorative="false"/>
      <style:paragraph-properties style:writing-mode="lr-tb"/>
    </style:style>
    <style:style style:name="gr8" style:family="graphic" style:parent-style-name="objectwithoutfill">
      <style:graphic-properties draw:stroke="solid" svg:stroke-width="0.102cm" draw:marker-start-width="0.352cm" draw:marker-end="Arrowheads_20_1" draw:marker-end-width="0.452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fill="solid" draw:fill-color="#50938a" draw:textarea-horizontal-align="justify" draw:textarea-vertical-align="middle" draw:auto-grow-height="false" fo:min-height="0.487cm" fo:min-width="2.88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fill="solid" draw:fill-color="#50938a" draw:textarea-horizontal-align="justify" draw:textarea-vertical-align="middle" draw:auto-grow-height="false" fo:min-height="2.578cm" fo:min-width="3.645cm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9cm, 1.167cm, 1.285cm)" draw:image-opacity="100%" style:mirror="none" loext:decorative="false"/>
    </style:style>
    <style:style style:name="gr13" style:family="graphic" style:parent-style-name="standard">
      <style:graphic-properties draw:fill="solid" draw:fill-color="#d4ea6b" draw:textarea-horizontal-align="center" draw:textarea-vertical-align="middle" draw:auto-grow-height="false" fo:min-height="0.781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standard">
      <style:graphic-properties draw:fill="solid" draw:fill-color="#5983b0" draw:textarea-horizontal-align="justify" draw:textarea-vertical-align="middle" draw:auto-grow-height="false" fo:min-height="0.487cm" fo:min-width="3.302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5983b0" draw:textarea-horizontal-align="justify" draw:textarea-vertical-align="middle" draw:auto-grow-height="false" fo:min-height="0.487cm" fo:min-width="0.21cm" style:writing-mode="lr-tb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428"/>
      <style:paragraph-properties fo:text-align="center" style:writing-mode="lr-tb"/>
    </style:style>
    <style:style style:name="P5" style:family="paragraph">
      <loext:graphic-properties draw:fill="solid" draw:fill-color="#50938a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solid" draw:fill-color="#d4ea6b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solid" draw:fill-color="#5983b0"/>
      <style:paragraph-properties fo:text-align="center" style:writing-mode="lr-tb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PingFang SC1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7.252cm" svg:height="1.212cm" draw:transform="rotate (1.56468767441292) translate (8.052cm 13.071cm)">
          <text:p text:style-name="P1">Inges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57cm" svg:height="7.19cm" svg:x="10.812cm" svg:y="5.899cm">
          <text:p text:style-name="P1">Metric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57cm" svg:height="7.19cm" svg:x="16.68cm" svg:y="5.846cm">
          <text:p text:style-name="P1">Fusion</text:p>
          <draw:enhanced-geometry svg:viewBox="0 0 21600 21600" draw:type="rectangle" draw:enhanced-path="M 0 0 L 21600 0 21600 21600 0 21600 0 0 Z N"/>
        </draw:custom-shape>
        <draw:frame presentation:style-name="pr1" draw:layer="layout" svg:width="24.537cm" svg:height="2.629cm" svg:x="2.269cm" svg:y="2.753cm" presentation:class="title" presentation:user-transformed="true">
          <draw:text-box>
            <text:p>The Concept<text:line-break/><text:span text:style-name="T1"> </text:span></text:p>
          </draw:text-box>
        </draw:frame>
        <draw:custom-shape draw:style-name="gr3" draw:text-style-name="P3" draw:layer="layout" svg:width="24.537cm" svg:height="11.044cm" svg:x="2.269cm" svg:y="2.5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02cm" svg:height="0.737cm" svg:x="3.586cm" svg:y="6.617cm">
          <text:p text:style-name="P1"><text:span text:style-name="T2">Time-Series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94cm" svg:height="1.829cm" svg:x="2.165cm" svg:y="5.382cm">
          <draw:image xlink:href="Pictures/10000001000000A50000009F2097785A.png" xlink:type="simple" xlink:show="embed" xlink:actuate="onLoad" draw:mime-type="image/png">
            <text:p/>
          </draw:image>
        </draw:frame>
        <draw:line draw:style-name="gr6" draw:text-style-name="P3" draw:layer="layout" svg:x1="2.941cm" svg:y1="8.011cm" svg:x2="7.895cm" svg:y2="7.998cm">
          <text:p/>
        </draw:line>
        <draw:custom-shape draw:style-name="gr7" draw:text-style-name="P4" draw:layer="layout" svg:width="0.71cm" svg:height="0.737cm" svg:x="3.546cm" svg:y="7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1cm" svg:height="0.737cm" svg:x="4.646cm" svg:y="7.5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1cm" svg:height="0.737cm" svg:x="5.72cm" svg:y="7.5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1cm" svg:height="0.737cm" svg:x="6.72cm" svg:y="7.55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069cm" svg:y1="9.276cm" svg:x2="16.554cm" svg:y2="9.263cm">
          <text:p/>
        </draw:line>
        <draw:line draw:style-name="gr8" draw:text-style-name="P3" draw:layer="layout" svg:x1="20.837cm" svg:y1="9.276cm" svg:x2="22.322cm" svg:y2="9.263cm">
          <text:p/>
        </draw:line>
        <draw:line draw:style-name="gr8" draw:text-style-name="P3" draw:layer="layout" svg:x1="9.327cm" svg:y1="9.276cm" svg:x2="10.812cm" svg:y2="9.263cm">
          <text:p/>
        </draw:line>
        <draw:custom-shape draw:style-name="gr9" draw:text-style-name="P5" draw:layer="layout" svg:width="3.381cm" svg:height="0.737cm" svg:x="17.013cm" svg:y="7.07cm">
          <text:p text:style-name="P1"><text:span text:style-name="T3">Decision Trees 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81cm" svg:height="0.737cm" svg:x="17.043cm" svg:y="8.055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81cm" svg:height="0.737cm" svg:x="17.043cm" svg:y="9.13cm">
          <text:p text:style-name="P1"><text:span text:style-name="T4">Transform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81cm" svg:height="0.737cm" svg:x="17.043cm" svg:y="11.787cm">
          <text:p text:style-name="P1"><text:span text:style-name="T4">AI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289cm" svg:height="1.673cm" draw:transform="rotate (1.56311687808612) translate (17.951cm 11.528cm)">
          <draw:text-box>
            <text:p>...</text:p>
          </draw:text-box>
        </draw:frame>
        <draw:custom-shape draw:style-name="gr9" draw:text-style-name="P5" draw:layer="layout" svg:width="3.381cm" svg:height="0.737cm" svg:x="11.282cm" svg:y="7.099cm">
          <text:p text:style-name="P1">Statistics 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81cm" svg:height="0.737cm" svg:x="11.312cm" svg:y="8.084cm">
          <text:p text:style-name="P1">CN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81cm" svg:height="0.737cm" svg:x="11.312cm" svg:y="9.159cm">
          <text:p text:style-name="P1"><text:span text:style-name="T4">Transform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81cm" svg:height="0.737cm" svg:x="11.312cm" svg:y="11.816cm">
          <text:p text:style-name="P1"><text:span text:style-name="T4">AI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289cm" svg:height="1.673cm" draw:transform="rotate (1.56311687808612) translate (12.25cm 11.528cm)">
          <draw:text-box>
            <text:p>...</text:p>
          </draw:text-box>
        </draw:frame>
        <draw:custom-shape draw:style-name="gr11" draw:text-style-name="P5" draw:layer="layout" svg:width="4.145cm" svg:height="2.828cm" svg:x="22.392cm" svg:y="7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3.535cm" svg:height="2.057cm" svg:x="22.782cm" svg:y="7.433cm">
          <draw:image xlink:href="Pictures/10000001000001CE0000011879FF45E3.png" xlink:type="simple" xlink:show="embed" xlink:actuate="onLoad" draw:mime-type="image/png">
            <text:p/>
          </draw:image>
        </draw:frame>
        <draw:custom-shape draw:style-name="gr13" draw:text-style-name="P8" draw:layer="layout" svg:width="4cm" svg:height="1.031cm" svg:x="22.433cm" svg:y="12.113cm">
          <text:p text:style-name="P7"><text:span text:style-name="T5">Prediction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06cm" svg:height="0.962cm" svg:x="22.422cm" svg:y="6.087cm">
          <draw:text-box>
            <text:p text:style-name="P1"><text:span text:style-name="T5">Evidence</text:span></text:p>
          </draw:text-box>
        </draw:frame>
        <draw:line draw:style-name="gr8" draw:text-style-name="P3" draw:layer="layout" svg:x1="24.482cm" svg:y1="9.917cm" svg:x2="24.482cm" svg:y2="12.113cm">
          <text:p/>
        </draw:line>
        <draw:custom-shape draw:style-name="gr15" draw:text-style-name="P10" draw:layer="layout" svg:width="3.802cm" svg:height="0.737cm" svg:x="3.556cm" svg:y="10.587cm">
          <text:p text:style-name="P1">Image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94cm" svg:height="1.829cm" svg:x="2.135cm" svg:y="9.352cm">
          <draw:image xlink:href="Pictures/10000001000000A50000009F2097785A.png" xlink:type="simple" xlink:show="embed" xlink:actuate="onLoad" draw:mime-type="image/png">
            <text:p/>
          </draw:image>
        </draw:frame>
        <draw:line draw:style-name="gr6" draw:text-style-name="P3" draw:layer="layout" svg:x1="2.911cm" svg:y1="11.981cm" svg:x2="7.865cm" svg:y2="11.968cm">
          <text:p/>
        </draw:line>
        <draw:custom-shape draw:style-name="gr16" draw:text-style-name="P10" draw:layer="layout" svg:width="0.71cm" svg:height="0.737cm" svg:x="3.516cm" svg:y="11.5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71cm" svg:height="0.737cm" svg:x="4.616cm" svg:y="11.5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71cm" svg:height="0.737cm" svg:x="5.69cm" svg:y="11.5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71cm" svg:height="0.737cm" svg:x="6.69cm" svg:y="11.52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289cm" svg:height="1.673cm" draw:transform="rotate (-1.58144283523206) translate (6.39cm 9.115cm)">
          <draw:text-box>
            <text:p>...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List" style:family="graphic">
      <style:paragraph-properties style:text-autospace="none"/>
      <style:text-properties style:font-name-complex="Arial Unicode MS1" style:font-family-complex="'Arial Unicode M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Tahoma" style:font-family-asian="Tahoma" style:font-family-generic-asian="roman" style:font-pitch-asian="variable" style:font-size-asian="12pt" style:language-asian="zh" style:country-asian="CN" style:font-name-complex="Arial Unicode MS" style:font-family-complex="'Arial Unicode M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fo:font-size="12pt" fo:font-weight="bold" style:font-size-asian="12pt" style:font-weight-asian="bold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09:06:57.934691000</meta:creation-date>
    <dc:date>2025-12-02T23:12:11.863253000</dc:date>
    <meta:editing-duration>P3DT6H4M31S</meta:editing-duration>
    <meta:editing-cycles>6</meta:editing-cycles>
    <meta:generator>LibreOffice/25.2.2.2$MacOSX_AARCH64 LibreOffice_project/7370d4be9e3cf6031a51beef54ff3bda878e3fac</meta:generator>
    <meta:document-statistic meta:object-count="61"/>
  </office:meta>
</office:document-meta>
</file>